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9.384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15.01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style:font-size-asian="12pt" style:font-size-complex="12pt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Attribut des liens</text:p>
          </table:table-cell>
          <table:table-cell office:value-type="string">
            <text:p><text:s/>Éviter de donner de la visibilité aux autres sites de la redirection du lien</text:p>
          </table:table-cell>
          <table:table-cell office:value-type="string">
            <text:p>Ajouter l'attribut »nofollow »sur les liens</text:p>
          </table:table-cell>
          <table:table-cell table:style-name="ce5"/>
          <table:table-cell office:value-type="string">
            <text:p><text:a xlink:href="https://www.greengeeks.com/blog/html-tags-for-seo/">https://www.greengeeks.com/blog/html-tags-for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Balises sémantiques</text:p>
          </table:table-cell>
          <table:table-cell office:value-type="string">
            <text:p>Manque de sémantique, absence de balises telle que header / footer</text:p>
          </table:table-cell>
          <table:table-cell office:value-type="string">
            <text:p>Ajouter des balises en fonction du bloc de code</text:p>
          </table:table-cell>
          <table:table-cell table:style-name="ce5"/>
          <table:table-cell office:value-type="string">
            <text:p>https://www.greengeeks.com/blog/html-tags-for-seo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uppression keywords</text:p>
          </table:table-cell>
          <table:table-cell office:value-type="string">
            <text:p>Les moteurs de recherche ne prennent plus en compte les balises keywords</text:p>
          </table:table-cell>
          <table:table-cell office:value-type="string">
            <text:p>Les supprimer</text:p>
          </table:table-cell>
          <table:table-cell table:style-name="ce5"/>
          <table:table-cell office:value-type="string">
            <text:p><text:a xlink:href="https://optimiz.me/la-balise-meta-keywords/">https://optimiz.me/la-balise-meta-keywords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Correction responsive</text:p>
          </table:table-cell>
          <table:table-cell office:value-type="string">
            <text:p>Problèmes de responsive en desktop et mobile display,</text:p>
          </table:table-cell>
          <table:table-cell office:value-type="string">
            <text:p>Correction du CSS / Ajout de @media</text:p>
          </table:table-cell>
          <table:table-cell table:style-name="ce5"/>
          <table:table-cell office:value-type="string">
            <text:p><text:a xlink:href="https://www.greengeeks.com/blog/html-tags-for-seo/">https://www.greengeeks.com/blog/html-tags-for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Formulaire Page2</text:p>
          </table:table-cell>
          <table:table-cell office:value-type="string">
            <text:p>Design trop neutre</text:p>
          </table:table-cell>
          <table:table-cell office:value-type="string">
            <text:p>Changement léger du design</text:p>
          </table:table-cell>
          <table:table-cell table:style-name="ce5"/>
          <table:table-cell office:value-type="string">
            <text:p><text:a xlink:href="https://blog-fr.orson.io/referencer-son-site-seo/seo-webdesign">https://blog-fr.orson.io/referencer-son-site-seo/seo-webdesign</text:a></text:p>
          </table:table-cell>
          <table:table-cell table:number-columns-repeated="1018"/>
        </table:table-row>
        <table:table-row table:style-name="ro1">
          <table:table-cell office:value-type="string">
            <text:p>accessibilité </text:p>
          </table:table-cell>
          <table:table-cell office:value-type="string">
            <text:p>taille des images</text:p>
          </table:table-cell>
          <table:table-cell office:value-type="string">
            <text:p>Images trop volumineuses, entraîne un délais de chargement plus long</text:p>
          </table:table-cell>
          <table:table-cell office:value-type="string">
            <text:p>Redimension des images</text:p>
          </table:table-cell>
          <table:table-cell table:style-name="ce5"/>
          <table:table-cell office:value-type="string">
            <text:p><text:a xlink:href="https://fr.semrush.com/blog/referencer-les-images-pour-le-seo/">https://fr.semrush.com/blog/referencer-les-images-pour-le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Images contenant du texte</text:p>
          </table:table-cell>
          <table:table-cell office:value-type="string">
            <text:p>Images non nécessaires afin d'intégrer du texte</text:p>
          </table:table-cell>
          <table:table-cell office:value-type="string">
            <text:p>Écrire le texte en HTML directement</text:p>
          </table:table-cell>
          <table:table-cell table:style-name="ce5"/>
          <table:table-cell office:value-type="string">
            <text:p><text:a xlink:href="https://fr.semrush.com/blog/referencer-les-images-pour-le-seo/">https://fr.semrush.com/blog/referencer-les-images-pour-le-seo/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uppression liens inutiles</text:p>
          </table:table-cell>
          <table:table-cell office:value-type="string">
            <text:p>Nombreux liens sans rapport avec le web design de lyon</text:p>
          </table:table-cell>
          <table:table-cell office:value-type="string">
            <text:p>Supprimer les liens superflus </text:p>
          </table:table-cell>
          <table:table-cell table:style-name="ce5"/>
          <table:table-cell office:value-type="string">
            <text:p><text:a xlink:href="https://www.searchenginejournal.com/html-tags-attributes-seo/389503/#close">https://www.searchenginejournal.com/html-tags-attributes-seo/389503/#close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 </text:p>
          </table:table-cell>
          <table:table-cell table:style-name="ce3" office:value-type="string">
            <text:p>Optimisation des descriptions</text:p>
          </table:table-cell>
          <table:table-cell table:style-name="ce3" office:value-type="string">
            <text:p>Description (alt ect ) contenant trop de mots-clef différent du web design lyon</text:p>
          </table:table-cell>
          <table:table-cell table:style-name="ce3" office:value-type="string">
            <text:p>Remplacer/Supprimer les mots clef</text:p>
          </table:table-cell>
          <table:table-cell table:style-name="ce3"/>
          <table:table-cell table:style-name="ce3" office:value-type="string">
            <text:p><text:a xlink:href="https://smartkeyword.io/en/seo-on-page-meta-description-tag/">https://smartkeyword.io/en/seo-on-page-meta-description-tag/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 </text:p>
          </table:table-cell>
          <table:table-cell table:style-name="ce4" office:value-type="string">
            <text:p>Pages trop lourdes</text:p>
          </table:table-cell>
          <table:table-cell table:style-name="ce4" office:value-type="string">
            <text:p>Les différents pages du sites sont trop volumineuses et ralentissent le site</text:p>
          </table:table-cell>
          <table:table-cell table:style-name="ce4" office:value-type="string">
            <text:p>Alléger les pages du site</text:p>
          </table:table-cell>
          <table:table-cell table:style-name="ce5"/>
          <table:table-cell table:style-name="ce4" office:value-type="string">
            <text:p><text:a xlink:href="https://fr.semrush.com/blog/referencer-les-images-pour-le-seo/">https://fr.semrush.com/blog/referencer-les-images-pour-le-seo/</text:a>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17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6T17:07:11.42</dc:date>
    <dc:creator>denis chalard</dc:creator>
    <meta:generator>OpenOffice/4.1.5$Win32 OpenOffice.org_project/415m1$Build-9789</meta:generator>
    <meta:editing-duration>PT18H7M45S</meta:editing-duration>
    <meta:editing-cycles>14</meta:editing-cycles>
    <meta:document-statistic meta:table-count="1" meta:cell-count="57" meta:object-count="0"/>
  </office:meta>
</office:document-meta>
</file>